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735cm" draw:transform="rotate (1.5707963267949) translate (12.965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6.145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7.385cm 11.16cm)">
          <text:p text:style-name="P1"><text:span text:style-name="T1">QS_ClientGeoCountryPri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1.285cm 11.16cm)">
          <text:p text:style-name="P1"><text:span text:style-name="T1">QS_SrvMaxConnClose,</text:span></text:p>
          <text:p text:style-name="P1"><text:span text:style-name="T1">QS_KeepAliveTimeout</text:span></text:p>
          <text:p text:style-name="P1"><text:span text:style-name="T1">QS_MaxKeepAliveReques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1.6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8.655cm 11.16cm)">
          <text:p text:style-name="P1"><text:span text:style-name="T1">QS_SrvMaxConn</text:span><text:span text:style-name="T1"><text:line-break/></text:span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75cm" svg:height="1.27cm" svg:x="9.7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35cm" draw:transform="rotate (1.5707963267949) translate (11.06cm 11.16cm)">
          <text:p text:style-name="P1"><text:span text:style-name="T1">QS_SetEnvIfParp (enables mod_parp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975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7.635cm 11.16cm)">
          <text:p text:style-name="P1"><text:span text:style-name="T1">QS_DenyEvent,</text:span><text:span text:style-name="T1"><text:line-break/></text:span><text:span text:style-name="T1">QS_EventLimitC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6.365cm 11.16cm)">
          <text:p text:style-name="P1"><text:span text:style-name="T1">QS_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6.4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5.1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3.915cm 11.16cm)">
          <text:p text:style-name="P1"><text:span text:style-name="T1">QS_ClientEventBlockCount (QS_Block),</text:span></text:p>
          <text:p text:style-name="P1"><text:span text:style-name="T1">QS_[Cond]ClientEventLimitCount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2.6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7.7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8.9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0.2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69cm" svg:y1="2.905cm" svg:x2="43.98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3.058cm" svg:height="1.27cm" svg:x="0.9cm" svg:y="12.43cm">
          <text:p text:style-name="P4"><text:span text:style-name="T3"/></text:p>
          <text:p text:style-name="P4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3.058cm" svg:height="1.27cm" svg:x="0.9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3.058cm" svg:height="1.27cm" svg:x="0.9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3.058cm" svg:height="1.27cm" svg:x="0.9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3.058cm" svg:height="1.27cm" svg:x="0.9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78cm" svg:y1="11.16cm" svg:x2="6.78cm" svg:y2="13.065cm">
          <text:p/>
        </draw:line>
        <draw:line draw:style-name="gr9" draw:text-style-name="P6" draw:layer="layout" svg:x1="1.662cm" svg:y1="11.176cm" svg:x2="1.662cm" svg:y2="13.081cm">
          <text:p/>
        </draw:line>
        <draw:line draw:style-name="gr9" draw:text-style-name="P6" draw:layer="layout" svg:x1="7.985cm" svg:y1="11.16cm" svg:x2="7.985cm" svg:y2="16.875cm">
          <text:p/>
        </draw:line>
        <draw:line draw:style-name="gr9" draw:text-style-name="P6" draw:layer="layout" svg:x1="11.36cm" svg:y1="11.16cm" svg:x2="11.36cm" svg:y2="18.78cm">
          <text:p/>
        </draw:line>
        <draw:line draw:style-name="gr9" draw:text-style-name="P6" draw:layer="layout" svg:x1="12.33cm" svg:y1="11.16cm" svg:x2="12.33cm" svg:y2="18.78cm">
          <text:p/>
        </draw:line>
        <draw:line draw:style-name="gr9" draw:text-style-name="P6" draw:layer="layout" svg:x1="15.57cm" svg:y1="11.16cm" svg:x2="15.57cm" svg:y2="18.78cm">
          <text:p/>
        </draw:line>
        <draw:line draw:style-name="gr9" draw:text-style-name="P6" draw:layer="layout" svg:x1="18.07cm" svg:y1="11.16cm" svg:x2="18.07cm" svg:y2="18.78cm">
          <text:p/>
        </draw:line>
        <draw:line draw:style-name="gr9" draw:text-style-name="P6" draw:layer="layout" svg:x1="21.87cm" svg:y1="11.16cm" svg:x2="21.87cm" svg:y2="18.78cm">
          <text:p/>
        </draw:line>
        <draw:line draw:style-name="gr9" draw:text-style-name="P6" draw:layer="layout" svg:x1="23.19cm" svg:y1="11.16cm" svg:x2="23.19cm" svg:y2="18.78cm">
          <text:p/>
        </draw:line>
        <draw:line draw:style-name="gr9" draw:text-style-name="P6" draw:layer="layout" svg:x1="23.19cm" svg:y1="11.16cm" svg:x2="23.19cm" svg:y2="20.685cm">
          <text:p/>
        </draw:line>
        <draw:line draw:style-name="gr9" draw:text-style-name="P6" draw:layer="layout" svg:x1="24.47cm" svg:y1="11.16cm" svg:x2="24.47cm" svg:y2="18.78cm">
          <text:p/>
        </draw:line>
        <draw:line draw:style-name="gr9" draw:text-style-name="P6" draw:layer="layout" svg:x1="25.77cm" svg:y1="11.16cm" svg:x2="25.77cm" svg:y2="18.78cm">
          <text:p/>
        </draw:line>
        <draw:line draw:style-name="gr9" draw:text-style-name="P6" draw:layer="layout" svg:x1="26.97cm" svg:y1="11.16cm" svg:x2="26.97cm" svg:y2="18.78cm">
          <text:p/>
        </draw:line>
        <draw:line draw:style-name="gr9" draw:text-style-name="P6" draw:layer="layout" svg:x1="28.27cm" svg:y1="11.16cm" svg:x2="28.27cm" svg:y2="18.78cm">
          <text:p/>
        </draw:line>
        <draw:line draw:style-name="gr9" draw:text-style-name="P6" draw:layer="layout" svg:x1="29.54cm" svg:y1="11.16cm" svg:x2="29.54cm" svg:y2="18.78cm">
          <text:p/>
        </draw:line>
        <draw:line draw:style-name="gr9" draw:text-style-name="P6" draw:layer="layout" svg:x1="29.54cm" svg:y1="11.16cm" svg:x2="29.54cm" svg:y2="16.875cm">
          <text:p/>
        </draw:line>
        <draw:line draw:style-name="gr9" draw:text-style-name="P6" draw:layer="layout" svg:x1="30.88cm" svg:y1="11.16cm" svg:x2="30.88cm" svg:y2="18.78cm">
          <text:p/>
        </draw:line>
        <draw:line draw:style-name="gr9" draw:text-style-name="P6" draw:layer="layout" svg:x1="30.88cm" svg:y1="11.16cm" svg:x2="30.88cm" svg:y2="13.065cm">
          <text:p/>
        </draw:line>
        <draw:line draw:style-name="gr9" draw:text-style-name="P6" draw:layer="layout" svg:x1="33.28cm" svg:y1="11.16cm" svg:x2="33.28cm" svg:y2="18.78cm">
          <text:p/>
        </draw:line>
        <draw:line draw:style-name="gr9" draw:text-style-name="P6" draw:layer="layout" svg:x1="33.28cm" svg:y1="11.16cm" svg:x2="33.28cm" svg:y2="13.065cm">
          <text:p/>
        </draw:line>
        <draw:line draw:style-name="gr9" draw:text-style-name="P6" draw:layer="layout" svg:x1="34.58cm" svg:y1="11.16cm" svg:x2="34.58cm" svg:y2="18.78cm">
          <text:p/>
        </draw:line>
        <draw:line draw:style-name="gr9" draw:text-style-name="P6" draw:layer="layout" svg:x1="34.58cm" svg:y1="11.16cm" svg:x2="34.58cm" svg:y2="13.065cm">
          <text:p/>
        </draw:line>
        <draw:line draw:style-name="gr9" draw:text-style-name="P6" draw:layer="layout" svg:x1="35.74cm" svg:y1="11.161cm" svg:x2="35.74cm" svg:y2="16.876cm">
          <text:p/>
        </draw:line>
        <draw:line draw:style-name="gr9" draw:text-style-name="P6" draw:layer="layout" svg:x1="37.04cm" svg:y1="11.162cm" svg:x2="37.04cm" svg:y2="16.877cm">
          <text:p/>
        </draw:line>
        <draw:line draw:style-name="gr9" draw:text-style-name="P6" draw:layer="layout" svg:x1="38.295cm" svg:y1="11.16cm" svg:x2="38.295cm" svg:y2="16.875cm">
          <text:p/>
        </draw:line>
        <draw:line draw:style-name="gr9" draw:text-style-name="P6" draw:layer="layout" svg:x1="38.295cm" svg:y1="11.16cm" svg:x2="38.295cm" svg:y2="18.78cm">
          <text:p/>
        </draw:line>
        <draw:line draw:style-name="gr9" draw:text-style-name="P6" draw:layer="layout" svg:x1="39.6cm" svg:y1="11.16cm" svg:x2="39.6cm" svg:y2="18.78cm">
          <text:p/>
        </draw:line>
        <draw:line draw:style-name="gr9" draw:text-style-name="P6" draw:layer="layout" svg:x1="39.6cm" svg:y1="11.16cm" svg:x2="39.6cm" svg:y2="16.875cm">
          <text:p/>
        </draw:line>
        <draw:line draw:style-name="gr9" draw:text-style-name="P6" draw:layer="layout" svg:x1="40.9cm" svg:y1="11.16cm" svg:x2="40.9cm" svg:y2="18.78cm">
          <text:p/>
        </draw:line>
        <draw:custom-shape draw:style-name="gr1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25cm" svg:y1="13.065cm" svg:x2="7.525cm" svg:y2="22.59cm">
          <text:p/>
        </draw:line>
        <draw:line draw:style-name="gr9" draw:text-style-name="P6" draw:layer="layout" svg:x1="8.625cm" svg:y1="13.066cm" svg:x2="8.625cm" svg:y2="22.591cm">
          <text:p/>
        </draw:line>
        <draw:custom-shape draw:style-name="gr2" draw:text-style-name="P3" draw:layer="layout" svg:width="6.285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[Cond]ClientEventLimitCount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3.065cm" svg:x2="13.64cm" svg:y2="22.59cm">
          <text:p/>
        </draw:line>
        <draw:custom-shape draw:style-name="gr1" draw:text-style-name="P2" draw:layer="layout" svg:width="6.35cm" svg:height="1.365cm" draw:transform="rotate (1.5707963267949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0.65cm 28.94cm)">
          <text:p text:style-name="P1"><text:span text:style-name="T1">QS_KeepAliveTimeout,</text:span></text:p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8.78cm" svg:x2="13.64cm" svg:y2="22.59cm">
          <text:p/>
        </draw:line>
        <draw:line draw:style-name="gr9" draw:text-style-name="P6" draw:layer="layout" svg:x1="16.175cm" svg:y1="18.78cm" svg:x2="16.175cm" svg:y2="22.59cm">
          <text:p/>
        </draw:line>
        <draw:line draw:style-name="gr9" draw:text-style-name="P6" draw:layer="layout" svg:x1="21.28cm" svg:y1="18.78cm" svg:x2="21.28cm" svg:y2="22.59cm">
          <text:p/>
        </draw:line>
        <draw:custom-shape draw:style-name="gr1" draw:text-style-name="P2" draw:layer="layout" svg:width="6.35cm" svg:height="1.27cm" draw:transform="rotate (1.5707963267949) translate (14.3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015cm" svg:y1="13.065cm" svg:x2="15.015cm" svg:y2="22.59cm">
          <text:p/>
        </draw:line>
        <draw:custom-shape draw:style-name="gr2" draw:text-style-name="P3" draw:layer="layout" svg:width="13.935cm" svg:height="1.27cm" svg:x="16.87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385cm" svg:y1="18.78cm" svg:x2="17.385cm" svg:y2="22.59cm">
          <text:p/>
        </draw:line>
        <draw:custom-shape draw:style-name="gr1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76cm" svg:y1="30.845cm" svg:x2="44.18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655cm" svg:y1="16.875cm" svg:x2="18.655cm" svg:y2="22.59cm">
          <text:p/>
        </draw:line>
        <draw:line draw:style-name="gr9" draw:text-style-name="P6" draw:layer="layout" svg:x1="18.655cm" svg:y1="18.78cm" svg:x2="18.655cm" svg:y2="22.59cm">
          <text:p/>
        </draw:line>
        <draw:line draw:style-name="gr9" draw:text-style-name="P6" draw:layer="layout" svg:x1="23.825cm" svg:y1="13.065cm" svg:x2="23.825cm" svg:y2="22.59cm">
          <text:p/>
        </draw:line>
        <draw:line draw:style-name="gr9" draw:text-style-name="P6" draw:layer="layout" svg:x1="25.095cm" svg:y1="13.065cm" svg:x2="25.095cm" svg:y2="22.59cm">
          <text:p/>
        </draw:line>
        <draw:line draw:style-name="gr9" draw:text-style-name="P6" draw:layer="layout" svg:x1="25.095cm" svg:y1="20.685cm" svg:x2="25.095cm" svg:y2="22.59cm">
          <text:p/>
        </draw:line>
        <draw:line draw:style-name="gr9" draw:text-style-name="P6" draw:layer="layout" svg:x1="26.395cm" svg:y1="13.066cm" svg:x2="26.395cm" svg:y2="22.591cm">
          <text:p/>
        </draw:line>
        <draw:line draw:style-name="gr9" draw:text-style-name="P6" draw:layer="layout" svg:x1="26.395cm" svg:y1="20.686cm" svg:x2="26.395cm" svg:y2="22.591cm">
          <text:p/>
        </draw:line>
        <draw:line draw:style-name="gr9" draw:text-style-name="P6" draw:layer="layout" svg:x1="27.635cm" svg:y1="16.875cm" svg:x2="27.635cm" svg:y2="22.59cm">
          <text:p/>
        </draw:line>
        <draw:line draw:style-name="gr9" draw:text-style-name="P6" draw:layer="layout" svg:x1="28.905cm" svg:y1="18.78cm" svg:x2="28.905cm" svg:y2="22.59cm">
          <text:p/>
        </draw:line>
        <draw:frame draw:style-name="gr11" draw:text-style-name="P8" draw:layer="layout" svg:width="5.963cm" svg:height="0.615cm" svg:x="1.005cm" svg:y="31.08cm">
          <draw:text-box>
            <text:p text:style-name="P7"><text:span text:style-name="T4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9.98cm" svg:y1="18.78cm" svg:x2="19.98cm" svg:y2="22.59cm">
          <text:p/>
        </draw:line>
        <draw:custom-shape draw:style-name="gr2" draw:text-style-name="P2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0.175cm" svg:y1="18.78cm" svg:x2="30.175cm" svg:y2="22.59cm">
          <text:p/>
        </draw:line>
        <draw:line draw:style-name="gr9" draw:text-style-name="P6" draw:layer="layout" svg:x1="19.985cm" svg:y1="14.97cm" svg:x2="19.98cm" svg:y2="22.59cm">
          <text:p/>
        </draw:line>
        <draw:custom-shape draw:style-name="gr1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125cm" svg:y1="18.78cm" svg:x2="11.125cm" svg:y2="22.59cm">
          <text:p/>
        </draw:line>
        <draw:line draw:style-name="gr9" draw:text-style-name="P6" draw:layer="layout" svg:x1="11.125cm" svg:y1="14.97cm" svg:x2="11.125cm" svg:y2="22.59cm">
          <text:p/>
        </draw:line>
        <draw:line draw:style-name="gr9" draw:text-style-name="P6" draw:layer="layout" svg:x1="13.23cm" svg:y1="11.16cm" svg:x2="13.23cm" svg:y2="18.78cm">
          <text:p/>
        </draw:line>
        <draw:custom-shape draw:style-name="gr2" draw:text-style-name="P3" draw:layer="layout" svg:width="6.35cm" svg:height="1.27cm" svg:x="3.44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41.4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77cm" draw:transform="rotate (1.5707963267949) translate (42.205cm 11.16cm)">
          <text:p text:style-name="P1"><text:span text:style-name="T1">QS_VipUser, QS_VipIpUser,</text:span></text:p>
          <text:p text:style-name="P1"><text:span text:style-name="T1">QS_SrvMinDataRateOffEvent</text:span><text:span text:style-name="T1"><text:line-break/></text:span><text:span text:style-name="T1">QS_SetReqHeader late</text:span></text:p>
          <text:p text:style-name="P1"><text:span text:style-name="T1">QS_Redirect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0.77cm" draw:transform="rotate (1.5707963267949) translate (41.4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2cm" svg:y1="11.16cm" svg:x2="42cm" svg:y2="18.78cm">
          <text:p/>
        </draw:line>
        <draw:line draw:style-name="gr9" draw:text-style-name="P6" draw:layer="layout" svg:x1="43.275cm" svg:y1="11.16cm" svg:x2="43.275cm" svg:y2="18.78cm">
          <text:p/>
        </draw:line>
        <draw:line draw:style-name="gr9" draw:text-style-name="P6" draw:layer="layout" svg:x1="43.275cm" svg:y1="11.16cm" svg:x2="43.275cm" svg:y2="13.065cm">
          <text:p/>
        </draw:line>
        <draw:custom-shape draw:style-name="gr2" draw:text-style-name="P3" draw:layer="layout" svg:width="2.54cm" svg:height="1.27cm" svg:x="1.1cm" svg:y="3.54cm">
          <text:p text:style-name="P1"><text:span text:style-name="T2">pre</text:span></text:p>
          <text:p text:style-name="P1"><text:span text:style-name="T2">connection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262cm" svg:y1="11.177cm" svg:x2="9.262cm" svg:y2="13.082cm">
          <text:p/>
        </draw:line>
        <draw:line draw:style-name="gr9" draw:text-style-name="P6" draw:layer="layout" svg:x1="9.255cm" svg:y1="11.16cm" svg:x2="9.255cm" svg:y2="14.97cm">
          <text:p/>
        </draw:line>
        <draw:custom-shape draw:style-name="gr1" draw:text-style-name="P2" draw:layer="layout" svg:width="6.35cm" svg:height="1.27cm" draw:transform="rotate (1.5707963267949) translate (31.38cm 11.16cm)">
          <text:p text:style-name="P1"><text:span text:style-name="T1">QS_SrvSerializ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2.08cm" svg:y1="11.16cm" svg:x2="32.08cm" svg:y2="18.78cm">
          <text:p/>
        </draw:line>
        <draw:custom-shape draw:style-name="gr1" draw:text-style-name="P2" draw:layer="layout" svg:width="6.35cm" svg:height="0.635cm" draw:transform="rotate (1.5707963267949) translate (9.86cm 11.16cm)">
          <text:p text:style-name="P1"><text:span text:style-name="T1">Porpagte connection variable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16cm" svg:y1="11.16cm" svg:x2="10.16cm" svg:y2="18.78cm">
          <text:p/>
        </draw:line>
        <draw:line draw:style-name="gr9" draw:text-style-name="P6" draw:layer="layout" svg:x1="10.155cm" svg:y1="11.16cm" svg:x2="10.155cm" svg:y2="14.97cm">
          <text:p/>
        </draw:line>
        <draw:custom-shape draw:style-name="gr1" draw:text-style-name="P2" draw:layer="layout" svg:width="6.35cm" svg:height="0.635cm" draw:transform="rotate (1.5707963267949) translate (10.46cm 11.16cm)">
          <text:p text:style-name="P1"><text:span text:style-name="T1">Set QS_EventLimitCount counter va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76cm" svg:y1="11.16cm" svg:x2="10.76cm" svg:y2="18.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de" style:country-asian="CH" style:font-name-complex="DejaVu Sans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22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Pascal Buchbinder</meta:initial-creator>
    <meta:creation-date>2010-01-11T20:11:11</meta:creation-date>
    <dc:date>2016-02-09T08:31:27.231701967</dc:date>
    <dc:language>en-US</dc:language>
    <meta:editing-cycles>64</meta:editing-cycles>
    <meta:editing-duration>PT22H29M23S</meta:editing-duration>
    <meta:document-statistic meta:object-count="131"/>
    <meta:user-defined meta:name="Info 1"/>
    <meta:user-defined meta:name="Info 2"/>
    <meta:user-defined meta:name="Info 3"/>
    <meta:user-defined meta:name="Info 4"/>
  </office:meta>
</office:document-meta>
</file>